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0000000A09077E7C880515587.png" manifest:media-type="image/png"/>
  <manifest:file-entry manifest:full-path="Pictures/10000201000000A0000000A0B957D718709404E9.png" manifest:media-type="image/png"/>
  <manifest:file-entry manifest:full-path="Pictures/10000201000000A0000000A0D7538A9CF623731B.png" manifest:media-type="image/png"/>
  <manifest:file-entry manifest:full-path="Pictures/10000201000000A0000000A00A98C16D5284861F.png" manifest:media-type="image/png"/>
  <manifest:file-entry manifest:full-path="Pictures/10000201000000A0000000A0F7A7B2CA2B23AB96.png" manifest:media-type="image/png"/>
  <manifest:file-entry manifest:full-path="Pictures/10000201000000A0000000A0833F2FB4CD4643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acklightD" svg:font-family="Blacklight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5cm" draw:marker-start-width="0.275cm" draw:marker-end-width="0.27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.3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2cm" fo:min-width="1.3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4.2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23.802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800000" style:font-name="Arial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P4" style:family="paragraph">
      <loext:graphic-properties draw:fill="none" draw:fill-color="#ffffff"/>
      <style:text-properties fo:color="#800000" style:font-name="BlacklightD" fo:font-size="60pt" fo:font-weight="normal" style:font-size-asian="60pt" style:font-weight-asian="normal" style:font-size-complex="60pt" style:font-weight-complex="normal"/>
    </style:style>
    <style:style style:name="P5" style:family="paragraph">
      <loext:graphic-properties draw:fill="none" draw:fill-color="#ffffff"/>
      <style:text-properties fo:color="#000080" style:font-name="BlacklightD" fo:font-size="54pt" fo:font-weight="normal" style:font-size-asian="54pt" style:font-weight-asian="normal" style:font-size-complex="54pt" style:font-weight-complex="normal"/>
    </style:style>
    <style:style style:name="P6" style:family="paragraph">
      <loext:graphic-properties draw:fill="none" draw:fill-color="#ffffff"/>
      <style:text-properties style:font-name="BlacklightD" fo:font-size="40pt" fo:font-weight="normal" style:font-size-asian="40pt" style:font-weight-asian="normal" style:font-size-complex="40pt" style:font-weight-complex="normal"/>
    </style:style>
    <style:style style:name="P7" style:family="paragraph">
      <loext:graphic-properties draw:fill-color="#ffffff"/>
    </style:style>
    <style:style style:name="T1" style:family="text">
      <style:text-properties fo:color="#800000" style:font-name="BlacklightD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000080" style:font-name="BlacklightD" fo:font-size="54pt" fo:font-weight="normal" style:font-size-asian="54pt" style:font-weight-asian="normal" style:font-size-complex="54pt" style:font-weight-complex="normal"/>
    </style:style>
    <style:style style:name="T3" style:family="text">
      <style:text-properties style:font-name="BlacklightD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7.645cm" svg:height="7.645cm" svg:x="13.141cm" svg:y="6.101cm">
          <draw:image xlink:href="Pictures/10000201000000A0000000A00A98C16D5284861F.png" xlink:type="simple" xlink:show="embed" xlink:actuate="onLoad">
            <text:p/>
          </draw:image>
        </draw:frame>
        <draw:frame draw:style-name="gr2" draw:text-style-name="P1" xml:id="id4" draw:id="id4" draw:layer="layout" svg:width="3.261cm" svg:height="3.262cm" svg:x="4.617cm" svg:y="9.982cm">
          <draw:image xlink:href="Pictures/10000201000000A0000000A0833F2FB4CD464339.png" xlink:type="simple" xlink:show="embed" xlink:actuate="onLoad">
            <text:p/>
          </draw:image>
        </draw:frame>
        <draw:frame draw:style-name="gr2" draw:text-style-name="P1" xml:id="id3" draw:id="id3" draw:layer="layout" svg:width="3.263cm" svg:height="3.262cm" svg:x="7.878cm" svg:y="7.267cm">
          <draw:image xlink:href="Pictures/10000201000000A0000000A0B957D718709404E9.png" xlink:type="simple" xlink:show="embed" xlink:actuate="onLoad">
            <text:p/>
          </draw:image>
        </draw:frame>
        <draw:frame draw:style-name="gr2" draw:text-style-name="P1" xml:id="id5" draw:id="id5" draw:layer="layout" svg:width="3.263cm" svg:height="3.263cm" svg:x="0.641cm" svg:y="11.338cm">
          <draw:image xlink:href="Pictures/10000201000000A0000000A09077E7C880515587.png" xlink:type="simple" xlink:show="embed" xlink:actuate="onLoad">
            <text:p/>
          </draw:image>
        </draw:frame>
        <draw:frame draw:style-name="gr2" draw:text-style-name="P1" xml:id="id2" draw:id="id2" draw:layer="layout" svg:width="3.263cm" svg:height="3.261cm" svg:x="0.641cm" svg:y="7.172cm">
          <draw:image xlink:href="Pictures/10000201000000A0000000A0F7A7B2CA2B23AB96.png" xlink:type="simple" xlink:show="embed" xlink:actuate="onLoad">
            <text:p/>
          </draw:image>
        </draw:frame>
        <draw:frame draw:style-name="gr2" draw:text-style-name="P1" xml:id="id1" draw:id="id1" draw:layer="layout" svg:width="3.263cm" svg:height="3.263cm" svg:x="3.807cm" svg:y="4.101cm">
          <draw:image xlink:href="Pictures/10000201000000A0000000A0D7538A9CF623731B.png" xlink:type="simple" xlink:show="embed" xlink:actuate="onLoad">
            <text:p/>
          </draw:image>
        </draw:frame>
        <draw:connector draw:style-name="gr3" draw:text-style-name="P2" draw:layer="layout" svg:x1="3.807cm" svg:y1="5.732cm" svg:x2="2.272cm" svg:y2="7.172cm" draw:start-shape="id1" draw:start-glue-point="3" draw:end-shape="id2" draw:end-glue-point="0" svg:d="M3807 5732h-1535v1440" svg:viewBox="0 0 1536 1441">
          <text:p/>
        </draw:connector>
        <draw:connector draw:style-name="gr3" draw:text-style-name="P2" draw:layer="layout" svg:x1="7.07cm" svg:y1="5.732cm" svg:x2="9.509cm" svg:y2="7.267cm" draw:start-shape="id1" draw:start-glue-point="1" draw:end-shape="id3" draw:end-glue-point="0" svg:d="M7070 5732h2439v1535" svg:viewBox="0 0 2440 1536">
          <text:p/>
        </draw:connector>
        <draw:connector draw:style-name="gr3" draw:text-style-name="P2" draw:layer="layout" svg:x1="3.904cm" svg:y1="8.802cm" svg:x2="6.247cm" svg:y2="9.982cm" draw:start-shape="id2" draw:start-glue-point="1" draw:end-shape="id4" svg:d="M3904 8802h2343v1180" svg:viewBox="0 0 2344 1181">
          <text:p/>
        </draw:connector>
        <draw:connector draw:style-name="gr3" draw:text-style-name="P2" draw:layer="layout" svg:x1="6.247cm" svg:y1="13.244cm" svg:x2="2.272cm" svg:y2="14.601cm" draw:start-shape="id4" draw:start-glue-point="2" draw:end-shape="id5" svg:d="M6247 13244v1857h-3975v-500" svg:viewBox="0 0 3976 1858">
          <text:p/>
        </draw:connector>
        <draw:connector draw:style-name="gr3" draw:text-style-name="P2" draw:layer="layout" svg:x1="7.878cm" svg:y1="11.613cm" svg:x2="9.509cm" svg:y2="10.529cm" draw:start-shape="id4" draw:start-glue-point="1" draw:end-shape="id3" svg:d="M7878 11613h1631v-1084" svg:viewBox="0 0 1632 1085">
          <text:p/>
        </draw:connector>
        <draw:frame draw:style-name="gr4" draw:text-style-name="P3" draw:layer="layout" svg:width="1.852cm" svg:height="2.795cm" svg:x="11.641cm" svg:y="9.101cm">
          <draw:text-box>
            <text:p><text:span text:style-name="T1">+</text:span></text:p>
          </draw:text-box>
        </draw:frame>
        <draw:frame draw:style-name="gr5" draw:text-style-name="P4" draw:layer="layout" svg:width="1.852cm" svg:height="3.202cm" svg:x="20.641cm" svg:y="9.23cm">
          <draw:text-box>
            <text:p><text:span text:style-name="T1">=</text:span></text:p>
          </draw:text-box>
        </draw:frame>
        <draw:frame draw:style-name="gr6" draw:text-style-name="P5" draw:layer="layout" svg:width="4.718cm" svg:height="2.906cm" svg:x="22.641cm" svg:y="9.101cm">
          <draw:text-box>
            <text:p><text:span text:style-name="T2">www</text:span></text:p>
          </draw:text-box>
        </draw:frame>
        <draw:frame draw:style-name="gr7" draw:text-style-name="P6" draw:layer="layout" svg:width="24.734cm" svg:height="1.945cm" svg:x="1.633cm" svg:y="16.101cm">
          <draw:text-box>
            <text:p><text:span text:style-name="T3">Hypertext + Internet = World Wide Web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acklightD" svg:font-family="Blacklight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09-05T01:43:27.281319127</meta:creation-date>
    <dc:date>2017-09-05T01:43:50.707715885</dc:date>
    <dc:creator>Dennis Schulmeister-Zimolong</dc:creator>
    <meta:editing-duration>PT23S</meta:editing-duration>
    <meta:editing-cycles>1</meta:editing-cycles>
    <meta:document-statistic meta:object-count="38"/>
    <meta:generator>LibreOffice/5.4.0.3$Linux_X86_64 LibreOffice_project/40m0$Build-3</meta:generator>
  </office:meta>
</office:document-meta>
</file>